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DejaVu Sans Mono" fo:font-size="9pt" officeooo:paragraph-rsid="00476cbe" style:font-size-asian="9pt" style:font-size-complex="9pt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DejaVu Sans Mono" fo:font-size="9pt" officeooo:paragraph-rsid="00499475" style:font-size-asian="9pt" style:font-size-complex="9pt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DejaVu Sans Mono" fo:font-size="9pt" officeooo:rsid="00499475" officeooo:paragraph-rsid="00499475" style:font-size-asian="9pt" style:font-size-complex="9pt"/>
    </style:style>
    <style:style style:name="P7" style:family="paragraph" style:parent-style-name="Text_20_body">
      <loext:graphic-properties draw:fill-gradient-name="gradient" draw:fill-hatch-name="hatch"/>
      <style:paragraph-properties fo:margin-top="0.0402in" fo:margin-bottom="0in" style:contextual-spacing="false" fo:line-height="100%"/>
      <style:text-properties fo:color="#000000" loext:opacity="100%" style:font-name="DejaVu Sans Mono" fo:font-size="10pt" officeooo:paragraph-rsid="00476cbe" style:font-size-asian="10pt" style:font-size-complex="10pt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800080" loext:opacity="100%" style:font-name="DejaVu Sans Mono" fo:font-size="9pt" officeooo:rsid="00499475" officeooo:paragraph-rsid="00499475" style:font-size-asian="9pt" style:font-size-complex="9pt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800080" loext:opacity="100%" style:font-name="DejaVu Sans Mono" fo:font-size="9pt" officeooo:paragraph-rsid="00476cbe" style:font-size-asian="9pt" style:font-size-complex="9pt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800080" loext:opacity="100%" style:font-name="DejaVu Sans Mono" fo:font-size="9pt" officeooo:paragraph-rsid="00499475" style:font-size-asian="9pt" style:font-size-complex="9pt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2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3" style:family="paragraph" style:parent-style-name="Text_20_body">
      <loext:graphic-properties draw:fill="none" draw:fill-hatch-name="hatch"/>
      <style:paragraph-properties fo:margin-left="0in" fo:margin-right="0in" fo:margin-top="0.0598in" fo:margin-bottom="0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4" style:family="paragraph" style:parent-style-name="Text_20_body">
      <loext:graphic-properties draw:fill="none" draw:fill-hatch-name="hatch"/>
      <style:paragraph-properties fo:margin-left="0in" fo:margin-right="0in" fo:margin-top="0in" fo:margin-bottom="0.0598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5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598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6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402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7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style:font-name="DejaVu Sans Mono" fo:font-size="10pt" officeooo:rsid="0066db6f" officeooo:paragraph-rsid="0066db6f" style:font-size-asian="10pt" style:font-size-complex="10pt"/>
    </style:style>
    <style:style style:name="P1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color="#55308d" loext:opacity="100%" style:font-name="DejaVu Sans Mono" fo:font-size="9pt" officeooo:paragraph-rsid="00476cbe" style:font-size-asian="9pt" style:font-size-complex="9pt"/>
    </style:style>
    <style:style style:name="P20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paragraph-rsid="00476cbe" style:font-size-asian="9pt" style:font-size-complex="9pt"/>
    </style:style>
    <style:style style:name="P21" style:family="paragraph" style:parent-style-name="Text_20_body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in" style:auto-text-indent="false" fo:background-color="transparent"/>
      <style:text-properties fo:color="#55308d" loext:opacity="100%" style:font-name="DejaVu Sans Mono" fo:font-size="9pt" officeooo:paragraph-rsid="00476cbe" style:font-size-asian="9pt" style:font-size-complex="9pt"/>
    </style:style>
    <style:style style:name="P22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24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25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26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28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text-indent="0in" style:auto-text-indent="false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29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598in" style:contextual-spacing="false" fo:line-height="100%" fo:text-indent="0in" style:auto-text-indent="false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30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a28b" style:font-size-asian="9pt" style:font-size-complex="9pt"/>
    </style:style>
    <style:style style:name="P31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ba7b9" style:font-size-asian="9pt" style:font-size-complex="9pt"/>
    </style:style>
    <style:style style:name="P32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>
        <style:tab-stops>
          <style:tab-stop style:position="0in"/>
        </style:tab-stops>
      </style:paragraph-properties>
      <style:text-properties fo:color="#55308d" loext:opacity="100%" style:font-name="DejaVu Sans Mono" fo:font-size="9pt" officeooo:rsid="005a2ca9" officeooo:paragraph-rsid="005ba7b9" style:font-size-asian="9pt" style:font-size-complex="9pt"/>
    </style:style>
    <style:style style:name="P33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f9668" style:font-size-asian="9pt" style:font-size-complex="9pt"/>
    </style:style>
    <style:style style:name="P34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6259fd" style:font-size-asian="9pt" style:font-size-complex="9pt"/>
    </style:style>
    <style:style style:name="P35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62f5db" style:font-size-asian="9pt" style:font-size-complex="9pt"/>
    </style:style>
    <style:style style:name="P36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font-variant="normal" fo:text-transform="none" fo:color="#55308d" loext:opacity="100%" style:font-name="DejaVu Sans Mono" fo:font-size="7pt" fo:letter-spacing="normal" fo:font-style="normal" fo:font-weight="normal" officeooo:rsid="005a2ca9" officeooo:paragraph-rsid="005a2ca9" style:font-size-asian="7pt" style:font-size-complex="7pt"/>
    </style:style>
    <style:style style:name="P37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402in" style:contextual-spacing="false" fo:line-height="100%" fo:text-indent="0in" style:auto-text-indent="false" fo:background-color="transparent"/>
      <style:text-properties fo:color="#2a6099" loext:opacity="100%" style:font-name="DejaVu Sans Mono" fo:font-size="10pt" officeooo:rsid="005a2ca9" officeooo:paragraph-rsid="005a2ca9" style:font-size-asian="10pt" style:font-size-complex="10pt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2a6099" loext:opacity="100%" style:font-name="DejaVu Sans Mono" fo:font-size="10pt" officeooo:rsid="005a2ca9" officeooo:paragraph-rsid="005a2ca9" style:font-size-asian="10pt" style:font-size-complex="10pt"/>
    </style:style>
    <style:style style:name="P39" style:family="paragraph" style:parent-style-name="Text_20_body">
      <style:paragraph-properties fo:text-align="start" style:justify-single-word="false"/>
      <style:text-properties fo:color="#2a6099" loext:opacity="100%" fo:font-size="8pt" style:font-size-asian="8pt" style:font-size-complex="8pt"/>
    </style:style>
    <style:style style:name="P40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2" style:family="paragraph" style:parent-style-name="Heading_20_2" style:master-page-name="">
      <style:paragraph-properties fo:margin-top="0.2in" fo:margin-bottom="0.0799in" style:contextual-spacing="false" style:page-number="auto" fo:keep-with-next="always">
        <style:tab-stops/>
      </style:paragraph-properties>
      <style:text-properties style:font-name="Liberation Sans" fo:font-size="11pt" fo:font-style="normal" fo:font-weight="bold" officeooo:rsid="00476cbe" style:font-name-asian="Noto Sans CJK SC" style:font-size-asian="11pt" style:font-style-asian="normal" style:font-weight-asian="bold" style:font-name-complex="Lohit Devanagari1" style:font-size-complex="11pt" style:font-style-complex="normal" style:font-weight-complex="bold"/>
    </style:style>
    <style:style style:name="P43" style:family="paragraph" style:parent-style-name="Heading_20_2">
      <style:paragraph-properties fo:margin-top="0.2in" fo:margin-bottom="0.0799in" style:contextual-spacing="false" fo:keep-with-next="always">
        <style:tab-stops/>
      </style:paragraph-properties>
      <style:text-properties fo:color="#000000" loext:opacity="100%" style:font-name="Liberation Sans"/>
    </style:style>
    <style:style style:name="P44" style:family="paragraph" style:parent-style-name="Text_20_body">
      <loext:graphic-properties draw:fill-gradient-name="Gradient_20_5" draw:fill-hatch-name="hatch"/>
      <style:paragraph-properties fo:margin-top="0.0598in" fo:margin-bottom="0.0598in" style:contextual-spacing="false" fo:line-height="100%"/>
      <style:text-properties style:font-name="DejaVu Sans Mono" fo:font-size="10pt" officeooo:paragraph-rsid="00476cbe" style:font-size-asian="10pt" style:font-size-complex="10pt"/>
    </style:style>
    <style:style style:name="P45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officeooo:paragraph-rsid="00476cbe" style:font-size-asian="10pt" style:font-size-complex="10pt"/>
    </style:style>
    <style:style style:name="P46" style:family="paragraph" style:parent-style-name="Text_20_body">
      <style:paragraph-properties fo:margin-top="0in" fo:margin-bottom="0in" style:contextual-spacing="false" fo:line-height="100%" fo:break-before="auto" fo:break-after="auto"/>
      <style:text-properties style:font-name="DejaVu Sans Mono" fo:font-size="10pt" officeooo:paragraph-rsid="00476cbe" style:font-size-asian="10pt" style:font-size-complex="10pt"/>
    </style:style>
    <style:style style:name="P47" style:family="paragraph" style:parent-style-name="Text_20_body">
      <loext:graphic-properties draw:fill-gradient-name="Gradient_20_3" draw:fill-hatch-name="hatch"/>
      <style:paragraph-properties fo:margin-top="0in" fo:margin-bottom="0.0598in" style:contextual-spacing="false" fo:line-height="100%"/>
      <style:text-properties style:font-name="DejaVu Sans Mono" fo:font-size="10pt" officeooo:paragraph-rsid="00476cbe" style:font-size-asian="10pt" style:font-size-complex="10pt"/>
    </style:style>
    <style:style style:name="P48" style:family="paragraph" style:parent-style-name="Text_20_body" style:master-page-name="">
      <loext:graphic-properties draw:fill="none"/>
      <style:paragraph-properties fo:margin-left="0.75in" fo:margin-right="0in" fo:margin-top="0in" fo:margin-bottom="0in" style:contextual-spacing="false" fo:line-height="100%" fo:text-indent="-0.5in" style:auto-text-indent="false" style:page-number="auto" fo:background-color="transparent"/>
      <style:text-properties style:font-name="DejaVu Sans Mono" fo:font-size="10pt" officeooo:paragraph-rsid="00476cbe" style:font-size-asian="10pt" style:font-size-complex="10pt"/>
    </style:style>
    <style:style style:name="P49" style:family="paragraph" style:parent-style-name="Text_20_body">
      <loext:graphic-properties draw:fill="none"/>
      <style:paragraph-properties fo:margin-left="0.75in" fo:margin-right="0in" fo:margin-top="0in" fo:margin-bottom="0in" style:contextual-spacing="false" fo:line-height="100%" fo:text-indent="-0.5in" style:auto-text-indent="false" fo:background-color="transparent"/>
      <style:text-properties style:font-name="DejaVu Sans Mono" fo:font-size="10pt" officeooo:paragraph-rsid="00476cbe" style:font-size-asian="10pt" style:font-size-complex="10pt"/>
    </style:style>
    <style:style style:name="P50" style:family="paragraph" style:parent-style-name="Text_20_body">
      <loext:graphic-properties draw:fill-gradient-name="Gradient_20_4" draw:fill-hatch-name="hatch"/>
      <style:paragraph-properties fo:margin-top="0.0598in" fo:margin-bottom="0in" style:contextual-spacing="false" fo:line-height="100%"/>
      <style:text-properties style:font-name="DejaVu Sans Mono" fo:font-size="10pt" officeooo:paragraph-rsid="00476cbe" style:font-size-asian="10pt" style:font-size-complex="10pt"/>
    </style:style>
    <style:style style:name="P51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in" style:auto-text-indent="false" style:page-number="auto" fo:background-color="transparent"/>
      <style:text-properties style:font-name="DejaVu Sans Mono" fo:font-size="10pt" officeooo:rsid="005a2ca9" officeooo:paragraph-rsid="00476cbe" style:font-size-asian="10pt" style:font-size-complex="10pt"/>
    </style:style>
    <style:style style:name="P52" style:family="paragraph" style:parent-style-name="Text_20_body">
      <loext:graphic-properties draw:fill-gradient-name="gradient" draw:fill-hatch-name="hatch"/>
      <style:paragraph-properties fo:margin-top="0.0598in" fo:margin-bottom="0.0598in" style:contextual-spacing="false" fo:line-height="100%"/>
      <style:text-properties fo:color="#000000" loext:opacity="100%" style:font-name="DejaVu Sans Mono" fo:font-size="10pt" officeooo:paragraph-rsid="00476cbe" style:font-size-asian="10pt" style:font-size-complex="10pt"/>
    </style:style>
    <style:style style:name="P53" style:family="paragraph" style:parent-style-name="Text_20_body" style:master-page-name="">
      <loext:graphic-properties draw:fill="none" draw:fill-gradient-name="Gradient_20_1" draw:fill-hatch-name="hatch"/>
      <style:paragraph-properties fo:margin-left="0in" fo:margin-right="0in" fo:margin-top="0.0598in" fo:margin-bottom="0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.25in" style:auto-text-indent="false" fo:background-color="transparent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55" style:family="paragraph" style:parent-style-name="Text_20_body">
      <loext:graphic-properties draw:fill="none" draw:fill-gradient-name="Gradient_20_2" draw:fill-hatch-name="hatch"/>
      <style:paragraph-properties fo:margin-left="0in" fo:margin-right="0in" fo:margin-top="0in" fo:margin-bottom="0.0598in" style:contextual-spacing="false" fo:line-height="100%" fo:text-indent="0.25in" style:auto-text-indent="false" fo:background-color="transparent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56" style:family="paragraph" style:parent-style-name="Text_20_body" style:master-page-name="">
      <loext:graphic-properties draw:fill="none" draw:fill-gradient-name="Gradient_20_6" draw:fill-hatch-name="hatch"/>
      <style:paragraph-properties fo:margin-left="0in" fo:margin-right="0in" fo:margin-top="0in" fo:margin-bottom="0.0598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P57" style:family="paragraph" style:parent-style-name="Text_20_body">
      <loext:graphic-properties draw:fill-gradient-name="Gradient_20_7" draw:fill-hatch-name="hatch"/>
      <style:paragraph-properties fo:margin-top="0in" fo:margin-bottom="0.0598in" style:contextual-spacing="false" fo:line-height="100%"/>
      <style:text-properties fo:color="#55308d" loext:opacity="100%" style:font-name="DejaVu Sans Mono" fo:font-size="9pt" officeooo:rsid="005a2ca9" officeooo:paragraph-rsid="00476cbe" style:font-size-asian="9pt" style:font-size-complex="9pt"/>
    </style:style>
    <style:style style:name="T1" style:family="text">
      <style:text-properties style:font-name="DejaVu Sans" fo:font-size="6pt" officeooo:rsid="0055e34b" style:font-size-asian="6pt" style:font-size-complex="6pt"/>
    </style:style>
    <style:style style:name="T2" style:family="text">
      <style:text-properties style:font-name="DejaVu Sans" fo:font-size="6pt" officeooo:rsid="0020993d" style:font-size-asian="6pt" style:font-size-complex="6pt"/>
    </style:style>
    <style:style style:name="T3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4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officeooo:rsid="0053e0ce"/>
    </style:style>
    <style:style style:name="T7" style:family="text">
      <style:text-properties fo:font-size="10pt" officeooo:rsid="0053e0ce" style:font-size-asian="10pt" style:font-size-complex="10pt"/>
    </style:style>
    <style:style style:name="T8" style:family="text">
      <style:text-properties officeooo:rsid="0056e092"/>
    </style:style>
    <style:style style:name="T9" style:family="text">
      <style:text-properties officeooo:rsid="005ba7b9"/>
    </style:style>
    <style:style style:name="T10" style:family="text">
      <style:text-properties officeooo:rsid="00612ba7"/>
    </style:style>
    <style:style style:name="T11" style:family="text">
      <style:text-properties fo:color="#c9211e" loext:opacity="100%"/>
    </style:style>
    <style:style style:name="T12" style:family="text">
      <style:text-properties officeooo:rsid="006b865e"/>
    </style:style>
    <style:style style:name="T13" style:family="text">
      <style:text-properties officeooo:rsid="006b9e36"/>
    </style:style>
    <style:style style:name="T14" style:family="text">
      <style:text-properties officeooo:rsid="006e8d41"/>
    </style:style>
    <style:style style:name="T15" style:family="text">
      <style:text-properties fo:font-style="normal" fo:font-weight="bold" style:font-name-asian="Noto Sans CJK SC" style:font-style-asian="normal" style:font-weight-asian="bold" style:font-name-complex="Lohit Devanagari1" style:font-style-complex="normal" style:font-weight-complex="bold"/>
    </style:style>
    <style:style style:name="T16" style:family="text">
      <style:text-properties officeooo:rsid="00709991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9_927336185"/><text:span text:style-name="T14">SSL </text:span>self signed certificate <text:span text:style-name="T6">(</text:span><text:span text:style-name="T7">ver. </text:span><text:span text:style-name="T7"><text:date style:data-style-name="N45" text:date-value="2022-08-14T01:25:35.671187681" text:fixed="true">14. Aug. 2022</text:date></text:span><text:span text:style-name="T7"><text:s/></text:span><text:span text:style-name="T7"><text:time style:data-style-name="N60" text:time-value="2022-08-14T13:39:49.816687395" text:fixed="true">13:39</text:time></text:span><text:span text:style-name="T6">)</text:span><text:bookmark-end text:name="__RefHeading___Toc109_92733618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109_927336185" text:style-name="Index_20_Link" text:visited-style-name="Index_20_Link">SSL self signed certificate (ver. 14. Aug. 2022 13:39)<text:tab/>1</text:a></text:p>
          <text:p text:style-name="P41"><text:a xlink:type="simple" xlink:href="#__RefHeading___Toc111_927336185" text:style-name="Index_20_Link" text:visited-style-name="Index_20_Link">Что такое самоподписанный сертификат SSL?<text:tab/>1</text:a></text:p>
          <text:p text:style-name="P41"><text:a xlink:type="simple" xlink:href="#__RefHeading___Toc227_3991028445" text:style-name="Index_20_Link" text:visited-style-name="Index_20_Link">Создание самоподписанного сертификата SSL</text:a><text:a xlink:type="simple" xlink:href="#__RefHeading___Toc227_3991028445" text:style-name="Index_20_Link" text:visited-style-name="Index_20_Link"><text:tab/>1</text:a></text:p>
        </text:index-body>
      </text:table-of-content>
      <text:p text:style-name="P39">https://routerus.com/creating-a-self-signed-ssl-certificate/</text:p>
      <text:h text:style-name="P42" text:outline-level="2"><text:bookmark-start text:name="__RefHeading___Toc111_927336185"/>Что такое самоподписанный сертификат SSL?<text:bookmark-end text:name="__RefHeading___Toc111_927336185"/></text:h>
      <text:p text:style-name="P52">Самозаверяющий сертификат SSL — это сертификат, подписанный лицом, создавшим его, а не доверенным центром сертификации. Самозаверяющие сертификаты могут иметь тот же уровень шифрования, что и доверенный сертификат SSL, подписанный ЦС.</text:p>
      <text:p text:style-name="P52">Веб-браузеры не распознают самозаверяющие сертификаты как действительные. При использовании самозаверяющего сертификата веб-браузер показывает посетителю предупреждение о том, что сертификат веб-сайта не может быть проверен.</text:p>
      <text:p text:style-name="P52">Обычно самозаверяющие сертификаты используются для целей тестирования или внутреннего использования. Вы не должны использовать самозаверяющий сертификат в производственных системах, подключенных к Интернету.</text:p>
      <text:h text:style-name="P43" text:outline-level="2"><text:bookmark-start text:name="__RefHeading___Toc227_3991028445"/><text:span text:style-name="T15">Создание самоподписанного сертификата SSL</text:span><text:bookmark-end text:name="__RefHeading___Toc227_3991028445"/></text:h>
      <text:p text:style-name="P46">Чтобы создать новый самоподписанный сертификат SSL, используйте команду openssl req :</text:p>
      <text:p text:style-name="P53">$ openssl req -newkey rsa:4096 </text:p>
      <text:p text:style-name="P54"><text:s text:c="14"/>-x509 </text:p>
      <text:p text:style-name="P54"><text:s text:c="14"/>-sha256 </text:p>
      <text:p text:style-name="P54"><text:s text:c="14"/>-days 3650 </text:p>
      <text:p text:style-name="P54"><text:s text:c="14"/>-nodes </text:p>
      <text:p text:style-name="P54"><text:s text:c="14"/>-out example.crt </text:p>
      <text:p text:style-name="P55"><text:s text:c="14"/>-keyout example.key</text:p>
      <text:p text:style-name="P47">Давайте разберем команду и поймем, что означает каждая опция:</text:p>
      <text:p text:style-name="P48">-newkey rsa:4096 — Создает новый запрос сертификата и 4096-битный ключ RSA. По умолчанию — 2048 бит.</text:p>
      <text:p text:style-name="P49">-x509 — Создает сертификат X.509.</text:p>
      <text:p text:style-name="P49">-sha256 — использовать 265-битный SHA (алгоритм безопасного хеширования).</text:p>
      <text:p text:style-name="P49">-days 3650 — количество дней, в течение которых сертификат должен быть сертифицирован. 3650 — это десять лет. Вы можете использовать любое положительное целое число.</text:p>
      <text:p text:style-name="P49">-nodes — создает ключ без ключевой фразы.</text:p>
      <text:p text:style-name="P49">-out example.crt — указывает имя файла, в которое будет записан вновь созданный сертификат. Вы можете указать любое имя файла.</text:p>
      <text:p text:style-name="P49">-keyout example.key — указывает имя файла, в которое будет -keyout example.key только что созданный закрытый ключ. Вы можете указать любое имя файла.</text:p>
      <text:p text:style-name="P50">Как только вы нажмете Enter, команда сгенерирует закрытый ключ и задаст вам ряд вопросов. Предоставленная вами информация используется для создания сертификата.</text:p>
      <text:p text:style-name="P45">Generating a RSA private key</text:p>
      <text:p text:style-name="P45">...................................................................++++</text:p>
      <text:p text:style-name="P45">........++++</text:p>
      <text:p text:style-name="P45">writing new private key to 'example.key'</text:p>
      <text:p text:style-name="P45">-----</text:p>
      <text:p text:style-name="P45">You are about to be asked to enter information that will be incorporated</text:p>
      <text:p text:style-name="P45">into your certificate request.</text:p>
      <text:p text:style-name="P45">What you are about to enter is what is called a Distinguished Name or a DN.</text:p>
      <text:p text:style-name="P45">There are quite a few fields but you can leave some blank</text:p>
      <text:p text:style-name="P45">For some fields there will be a default value,</text:p>
      <text:p text:style-name="P45"><text:soft-page-break/>If you enter '.', the field will be left blank.</text:p>
      <text:p text:style-name="P45">-----</text:p>
      <text:p text:style-name="P45">Введите запрошенную информацию и нажмите Enter .</text:p>
      <text:p text:style-name="P45">Country Name (2 letter code) [AU]:US</text:p>
      <text:p text:style-name="P45">State or Province Name (full name) [Some-State]:Alabama</text:p>
      <text:p text:style-name="P45">Locality Name (eg, city) []:Montgomery</text:p>
      <text:p text:style-name="P45">Organization Name (eg, company) [Internet Widgits Pty Ltd]:Linuxize</text:p>
      <text:p text:style-name="P45">Organizational Unit Name (eg, section) []:Marketing</text:p>
      <text:p text:style-name="P45">Common Name (e.g. server FQDN or YOUR name) []:linuxize.com</text:p>
      <text:p text:style-name="P45">Email Address []:hello@linuxize.com</text:p>
      <text:p text:style-name="P44">Сертификат и закрытый ключ будут созданы в указанном месте. Используйте команду ls, чтобы убедиться, что файлы были созданы:</text:p>
      <text:p text:style-name="P56">$ ls</text:p>
      <text:p text:style-name="P57">example.crt example.key</text:p>
      <text:p text:style-name="P45">Это оно! Вы создали новый самоподписанный сертификат SSL.</text:p>
      <text:p text:style-name="P45">Всегда рекомендуется создавать резервную копию нового сертификата и ключа на внешнем хранилище.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solid" draw:fill-color="#f6f9d4"/>
      <style:paragraph-properties fo:margin-top="0.2in" fo:margin-bottom="0.0799in" style:contextual-spacing="false" style:page-number="auto" fo:background-color="#f6f9d4">
        <style:tab-stops/>
      </style:paragraph-properties>
      <style:text-properties fo:color="#000000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MT1" style:family="text">
      <style:text-properties style:font-name="DejaVu Sans" fo:font-size="6pt" officeooo:rsid="0055e34b" style:font-size-asian="6pt" style:font-size-complex="6pt"/>
    </style:style>
    <style:style style:name="MT2" style:family="text">
      <style:text-properties style:font-name="DejaVu Sans" fo:font-size="6pt" officeooo:rsid="0020993d" style:font-size-asian="6pt" style:font-size-complex="6pt"/>
    </style:style>
    <style:style style:name="MT3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MT4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MT5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WK + CUT</text:span><text:span text:style-name="MT2"><text:tab/></text:span><text:span text:style-name="MT3">page</text:span><text:span text:style-name="MT4">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2:05:34.619152318</meta:creation-date>
    <dc:date>2022-08-14T13:55:02.162966422</dc:date>
    <meta:editing-duration>PT5H7M6S</meta:editing-duration>
    <meta:editing-cycles>85</meta:editing-cycles>
    <meta:generator>LibreOffice/7.3.5.2$Linux_X86_64 LibreOffice_project/30$Build-2</meta:generator>
    <meta:document-statistic meta:table-count="0" meta:image-count="0" meta:object-count="0" meta:page-count="2" meta:paragraph-count="54" meta:word-count="442" meta:character-count="3394" meta:non-whitespace-character-count="2906"/>
  </office:meta>
</office:document-meta>
</file>